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75E000003C413072C52.png"/>
  <manifest:file-entry manifest:media-type="image/png" manifest:full-path="Pictures/10000000000007090000029E24E137A4.png"/>
  <manifest:file-entry manifest:media-type="image/png" manifest:full-path="Pictures/10000000000005B40000024FF798F440.png"/>
  <manifest:file-entry manifest:media-type="image/png" manifest:full-path="Pictures/10000000000005090000025AC5B33DA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width="17cm" svg:height="6.324cm" draw:z-index="0"><draw:image xlink:href="Pictures/10000000000007090000029E24E137A4.png" xlink:type="simple" xlink:show="embed" xlink:actuate="onLoad"/></draw:frame></text:p>
      <text:p text:style-name="Standard"><draw:frame draw:style-name="fr1" draw:name="figura2" text:anchor-type="paragraph" svg:width="17cm" svg:height="7.939cm" draw:z-index="1"><draw:image xlink:href="Pictures/10000000000005090000025AC5B33DAA.png" xlink:type="simple" xlink:show="embed" xlink:actuate="onLoad"/></draw:frame></text:p>
      <text:p text:style-name="Standard"><draw:frame draw:style-name="fr1" draw:name="figura3" text:anchor-type="paragraph" svg:width="17cm" svg:height="6.881cm" draw:z-index="2"><draw:image xlink:href="Pictures/10000000000005B40000024FF798F440.png" xlink:type="simple" xlink:show="embed" xlink:actuate="onLoad"/></draw:frame></text:p>
      <text:p text:style-name="Standard"/>
      <text:p text:style-name="Standard"><draw:frame draw:style-name="fr2" draw:name="figura4" text:anchor-type="paragraph" svg:x="0.019cm" svg:y="-0.041cm" svg:width="17cm" svg:height="8.689cm" draw:z-index="3"><draw:image xlink:href="Pictures/100000000000075E000003C413072C52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8-03-07T14:40:19.18</meta:creation-date>
    <meta:document-statistic meta:table-count="0" meta:image-count="4" meta:object-count="0" meta:page-count="2" meta:paragraph-count="0" meta:word-count="0" meta:character-count="0"/>
    <dc:date>2018-03-07T14:43:13.62</dc:date>
    <meta:editing-duration>PT00H02M54S</meta:editing-duration>
    <meta:editing-cycles>1</meta:editing-cycles>
    <meta:generator>BrOffice.org/3.2$Win32 OpenOffice.org_project/320m12$Build-9483</meta:generator>
  </office:meta>
</office:document-meta>
</file>